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2">
      <style:paragraph-properties fo:margin-top="0.423cm" fo:margin-bottom="0.212cm" loext:contextual-spacing="false" fo:line-height="100%" fo:orphans="0" fo:widows="0"/>
      <style:text-properties officeooo:paragraph-rsid="00086c7b"/>
    </style:style>
    <style:style style:name="P2" style:family="paragraph" style:parent-style-name="Heading_20_2">
      <style:paragraph-properties fo:margin-top="0.423cm" fo:margin-bottom="0.141cm" loext:contextual-spacing="false" fo:line-height="100%" fo:orphans="0" fo:widows="0"/>
      <style:text-properties fo:font-size="14pt" fo:font-weight="bold" officeooo:paragraph-rsid="00086c7b" style:font-size-asian="14pt" style:font-weight-asian="bold" style:font-size-complex="14pt"/>
    </style:style>
    <style:style style:name="P3" style:family="paragraph" style:parent-style-name="Heading_20_2">
      <style:paragraph-properties fo:margin-top="0.635cm" fo:margin-bottom="0.141cm" loext:contextual-spacing="false" fo:line-height="100%" fo:orphans="0" fo:widows="0"/>
      <style:text-properties officeooo:paragraph-rsid="00086c7b"/>
    </style:style>
    <style:style style:name="P4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/>
      <style:text-properties fo:color="#cc0000" style:font-name="Verdana" fo:font-size="12pt" fo:font-style="italic" officeooo:paragraph-rsid="00086c7b" style:font-name-asian="Verdana1" style:font-size-asian="12pt" style:font-style-asian="italic" style:font-name-complex="Verdana1" style:font-size-complex="12pt"/>
    </style:style>
    <style:style style:name="P5" style:family="paragraph" style:parent-style-name="Standard">
      <style:paragraph-properties fo:margin-top="0cm" fo:margin-bottom="0.212cm" loext:contextual-spacing="false" fo:line-height="100%" fo:orphans="0" fo:widows="0"/>
      <style:text-properties style:font-name="Verdana" fo:font-size="12pt" officeooo:paragraph-rsid="00086c7b" style:font-name-asian="Verdana1" style:font-size-asian="12pt" style:font-name-complex="Verdana1" style:font-size-complex="12pt"/>
    </style:style>
    <style:style style:name="P6" style:family="paragraph" style:parent-style-name="Standard">
      <style:paragraph-properties fo:margin-top="0cm" fo:margin-bottom="0.212cm" loext:contextual-spacing="false" fo:line-height="100%" fo:orphans="0" fo:widows="0"/>
      <style:text-properties officeooo:paragraph-rsid="00086c7b"/>
    </style:style>
    <style:style style:name="P7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/>
      <style:text-properties officeooo:paragraph-rsid="00086c7b"/>
    </style:style>
    <style:style style:name="P8" style:family="paragraph" style:parent-style-name="Standard">
      <style:paragraph-properties fo:margin-top="0cm" fo:margin-bottom="0.212cm" loext:contextual-spacing="false" fo:line-height="100%" fo:orphans="0" fo:widows="0"/>
      <style:text-properties fo:color="#000000" style:font-name="Verdana" fo:font-size="12pt" fo:font-style="normal" officeooo:rsid="00086c7b" officeooo:paragraph-rsid="00086c7b" style:font-name-asian="Verdana1" style:font-size-asian="12pt" style:font-style-asian="normal" style:font-name-complex="Verdana1" style:font-size-complex="12pt" style:font-style-complex="normal"/>
    </style:style>
    <style:style style:name="P9" style:family="paragraph" style:parent-style-name="Title">
      <style:paragraph-properties fo:margin-top="0cm" fo:margin-bottom="0cm" loext:contextual-spacing="false" fo:line-height="100%" fo:text-align="center" style:justify-single-word="false"/>
      <style:text-properties style:font-name="Trebuchet MS" fo:font-size="21pt" officeooo:paragraph-rsid="00086c7b" style:font-name-asian="Trebuchet MS1" style:font-size-asian="21pt" style:font-name-complex="Trebuchet MS1" style:font-size-complex="21pt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cc0000" style:font-name="Verdana" fo:font-size="12pt" fo:font-style="italic" style:font-name-asian="Verdana1" style:font-size-asian="12pt" style:font-style-asian="italic" style:font-name-complex="Verdana1" style:font-size-complex="12pt"/>
    </style:style>
    <style:style style:name="T3" style:family="text">
      <style:text-properties fo:color="#cc0000" style:font-name="Verdana" fo:font-size="12pt" fo:font-style="italic" officeooo:rsid="00086c7b" style:font-name-asian="Verdana1" style:font-size-asian="12pt" style:font-style-asian="italic" style:font-name-complex="Verdana1" style:font-size-complex="12pt"/>
    </style:style>
    <style:style style:name="T4" style:family="text">
      <style:text-properties fo:color="#cc0000" style:font-name="Verdana" fo:font-size="12pt" fo:font-style="italic" officeooo:rsid="0008e47b" style:font-name-asian="Verdana1" style:font-size-asian="12pt" style:font-style-asian="italic" style:font-name-complex="Verdana1" style:font-size-complex="12pt"/>
    </style:style>
    <style:style style:name="T5" style:family="text">
      <style:text-properties fo:color="#cc0000" style:font-name="Verdana" fo:font-size="12pt" fo:font-style="italic" style:text-underline-style="solid" style:text-underline-width="auto" style:text-underline-color="font-color" style:font-name-asian="Verdana1" style:font-size-asian="12pt" style:font-style-asian="italic" style:font-name-complex="Verdana1" style:font-size-complex="12pt"/>
    </style:style>
    <style:style style:name="T6" style:family="text">
      <style:text-properties fo:color="#cc0000" style:font-name="Verdana" fo:font-size="12pt" fo:font-style="italic" style:text-underline-style="solid" style:text-underline-width="auto" style:text-underline-color="font-color" fo:font-weight="bold" style:font-name-asian="Verdana1" style:font-size-asian="12pt" style:font-style-asian="italic" style:font-weight-asian="bold" style:font-name-complex="Verdana1" style:font-size-complex="12pt"/>
    </style:style>
    <style:style style:name="T7" style:family="text">
      <style:text-properties fo:color="#cc0000" style:font-name="Verdana" fo:font-size="12pt" fo:font-style="italic" fo:font-weight="bold" style:font-name-asian="Verdana1" style:font-size-asian="12pt" style:font-style-asian="italic" style:font-weight-asian="bold" style:font-name-complex="Verdana1" style:font-size-complex="12pt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.212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.141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forme</text:p>
      <text:p text:style-name="P1"><text:bookmark text:name="_qsh70q"/><text:span text:style-name="T1">Supuestos</text:span><text:span text:style-name="T1"><draw:rect text:anchor-type="as-char" svg:y="0cm" draw:z-index="0" draw:style-name="gr1" draw:text-style-name="P10" svg:width="0.003cm" svg:height="0.054cm"><text:p/></draw:rect></text:span></text:p>
      <text:p text:style-name="P8">Supuesto 1: Todos los personajes se pueden mover horizontalmente o verticalmente por turno los casilleros del tablero que su velocidad le permita.</text:p>
      <text:p text:style-name="P8">Supuesto 2: <text:s/></text:p>
      <text:p text:style-name="P5"/>
      <text:p text:style-name="P2"><text:bookmark text:name="_3as4poj"/>Modelo de dominio</text:p>
      <text:p text:style-name="P6"><draw:rect text:anchor-type="as-char" svg:y="0cm" draw:z-index="1" draw:style-name="gr2" draw:text-style-name="P10" svg:width="0.003cm" svg:height="0.054cm"><text:p/></draw:rect><text:span text:style-name="T3">Personaje: Entidad abstracta de la cual heredan </text:span><text:span text:style-name="T4">los personajes </text:span><text:span text:style-name="T3">Goku, Cell, Gohan, MajinBoo, Freezer, Piccolo. Tiene un Estado, ese Estado está asociado a un tipo de transformación, Cada personaje tiene dos transformaciones </text:span><text:span text:style-name="T4">que responden a un cierto requerimiento de la transformación para ejecutarse. Por ejemplo el personaje Goku tiene dos estados posibles, EstadoKaio-Ken y EstadoSuperSayajin. </text:span></text:p>
      <text:p text:style-name="P5"/>
      <text:p text:style-name="P3"><text:bookmark text:name="_1pxezwc"/><text:span text:style-name="T1">Diagramas de clases</text:span><text:span text:style-name="T1"><draw:rect text:anchor-type="as-char" svg:y="0cm" draw:z-index="2" draw:style-name="gr3" draw:text-style-name="P10" svg:width="0.003cm" svg:height="0.054cm"><text:p/></draw:rect></text:span></text:p>
      <text:p text:style-name="P7"><text:span text:style-name="T2">[</text:span><text:span text:style-name="T5">Varios</text:span><text:span text:style-name="T2"> diagramas de clases, mostrando la relación estática entre las clases, pueden agregar todo el texto necesario para aclarar y explicar su diseño, recuerden que la idea de todo el documento es que quede documentado y entendible como está hecho el TP]</text:span></text:p>
      <text:p text:style-name="P4"/>
      <text:p text:style-name="P3"><text:bookmark text:name="_49x2ik5"/><text:span text:style-name="T1">Diagramas de secuencia</text:span><text:span text:style-name="T1"><draw:rect text:anchor-type="as-char" svg:y="0cm" draw:z-index="3" draw:style-name="gr3" draw:text-style-name="P10" svg:width="0.003cm" svg:height="0.054cm"><text:p/></draw:rect></text:span></text:p>
      <text:p text:style-name="P7"><text:span text:style-name="T2">[</text:span><text:span text:style-name="T5">Varios</text:span><text:span text:style-name="T2"> diagramas de secuencia, mostrando la relación dinámica entre las clases planteando una gran cantidad de escenarios que contemplen las situaciones del trabajo práctico]</text:span></text:p>
      <text:p text:style-name="P4"/>
      <text:p text:style-name="P3"><text:bookmark text:name="_2p2csry"/><text:span text:style-name="T1">Diagrama de paquetes</text:span><text:span text:style-name="T1"><draw:rect text:anchor-type="as-char" svg:y="0cm" draw:z-index="4" draw:style-name="gr3" draw:text-style-name="P10" svg:width="0.003cm" svg:height="0.054cm"><text:p/></draw:rect></text:span></text:p>
      <text:p text:style-name="P4">[incluir un diagrama de paquetes para mostrar el acoplamiento de su trabajo ]</text:p>
      <text:p text:style-name="P4"/>
      <text:p text:style-name="P3"><text:bookmark text:name="_147n2zr"/><text:span text:style-name="T1">Diagramas de estado</text:span><text:span text:style-name="T1"><draw:rect text:anchor-type="as-char" svg:y="0cm" draw:z-index="5" draw:style-name="gr3" draw:text-style-name="P10" svg:width="0.003cm" svg:height="0.054cm"><text:p/></draw:rect></text:span></text:p>
      <text:p text:style-name="P4">[Incluir diagramas de estados, mostrando tanto los estados como <text:s/>las distintas transiciones de los mismos para varias entidades del trabajo práctico ]</text:p>
      <text:p text:style-name="P3"><text:bookmark text:name="_3o7alnk"/><text:span text:style-name="T1">Detalles de implementación</text:span><text:span text:style-name="T1"><draw:rect text:anchor-type="as-char" svg:y="0cm" draw:z-index="6" draw:style-name="gr3" draw:text-style-name="P10" svg:width="0.003cm" svg:height="0.054cm"><text:p/></draw:rect></text:span></text:p>
      <text:p text:style-name="P6"><text:span text:style-name="T2">[Deben </text:span><text:span text:style-name="T6">detallar/explicar</text:span><text:span text:style-name="T7"> </text:span><text:span text:style-name="T2">qué estrategias utilizaron para resolver todos los </text:span><text:soft-page-break/><text:span text:style-name="T2">puntos más conflictivos del trabajo práctico. ]</text:span></text:p>
      <text:p text:style-name="P4"/>
      <text:p text:style-name="P3"><text:bookmark text:name="_23ckvvd"/><text:span text:style-name="T1">Excepciones</text:span><text:span text:style-name="T1"><draw:rect text:anchor-type="as-char" svg:y="0cm" draw:z-index="7" draw:style-name="gr3" draw:text-style-name="P10" svg:width="0.003cm" svg:height="0.054cm"><text:p/></draw:rect></text:span></text:p>
      <text:p text:style-name="P4">[Explicar las excepciones creadas, con qué fin fueron creadas y cómo y dónde se las atrapa explicando qué acciones se toman al respecto una vez capturada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loext:contextual-spacing="false" fo:line-height="115%" fo:text-align="start" style:justify-single-word="false" fo:keep-together="always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loext:contextual-spacing="false" fo:line-height="115%" fo:text-align="start" style:justify-single-word="false" fo:keep-together="always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1:50:54.347746955</meta:creation-date>
    <dc:date>2017-06-09T12:14:24.873065487</dc:date>
    <meta:editing-duration>PT3M10S</meta:editing-duration>
    <meta:editing-cycles>1</meta:editing-cycles>
    <meta:document-statistic meta:table-count="0" meta:image-count="0" meta:object-count="0" meta:page-count="2" meta:paragraph-count="18" meta:word-count="243" meta:character-count="1641" meta:non-whitespace-character-count="1412"/>
    <meta:generator>LibreOffice/5.1.6.2$Linux_X86_64 LibreOffice_project/10m0$Build-2</meta:generator>
  </office:meta>
</office:document-meta>
</file>